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Edenilson Zilse <text:s/></text:p>
      <text:p text:style-name="P2">Celular e WhatsApp: +55(47)99123-2469</text:p>
      <text:p text:style-name="P3">Telefone fixo: +55(47)3387-6653</text:p>
      <text:p text:style-name="P4">E-mail e Skype: edenilsonzilse@hotmail.com</text:p>
      <text:p text:style-name="P5">Rua Waldo Klemann, 339, Pomerode – Santa Catarina</text:p>
      <text:p text:style-name="Standard"><text:s/></text:p>
      <text:p text:style-name="P6">Objetivo</text:p>
      <text:p text:style-name="Standard"><text:s/>Desenvolvedor de software com 3 anos de experiência em desenvolvimento de rotinas internas para fluidez do software e testes automatizados.</text:p>
      <text:p text:style-name="Standard"><text:s/></text:p>
      <text:p text:style-name="Standard">Pretensão salarial:<text:s/>3000,00 (Negociável)</text:p>
      <text:p text:style-name="Standard"><text:s/></text:p>
      <text:p text:style-name="P7">Formação</text:p>
      <text:p text:style-name="Standard"><text:s/></text:p>
      <text:p text:style-name="Standard">Graduação em<text:s/>Big Data e inteligência analítica</text:p>
      <text:p text:style-name="Standard"><text:s/>Uniasselvi,<text:s/>Polo Pomerode.</text:p>
      <text:p text:style-name="Standard"><text:s/></text:p>
      <text:p text:style-name="P8">Experiência</text:p>
      <text:p text:style-name="Standard"><text:s/></text:p>
      <text:p text:style-name="P9">Programador Júnior na Philips Clinical Informatics – Abril/2014 a Setembro/2015</text:p>
      <text:p text:style-name="Standard"><text:s/>- Desenvolvimento e licenciamento de programas de computador na linguagem Delphi (Object Pascal) <text:s/>- Desenvolvimento e licenciamento de programas de computador na linguagem Java</text:p>
      <text:p text:style-name="Standard"><text:s/></text:p>
      <text:p text:style-name="P10">Estagiário na T-Systems - Julho a Novembro de 2016 <text:s/>- Revisão de rotinas de testes</text:p>
      <text:p text:style-name="Standard"><text:s/></text:p>
      <text:p text:style-name="P11">Instrutor de informática pela Prefeitura Municipal de Navegantes - Fevereiro a Novembro/2017</text:p>
      <text:p text:style-name="Standard"><text:s/>- Instruir aos alunos<text:s/>quanto ao uso dos computadores do laboratório</text:p>
      <text:p text:style-name="Standard"><text:s/>- Zelar pela manutenção dos demais equipamentos de informática da instituição de ensino</text:p>
      <text:p text:style-name="Standard"><text:s/>- Zelar pelo bom uso do sistema de gerenciamento de aulas utilizado pelos professores e alunos</text:p>
      <text:p text:style-name="Standard"><text:s/></text:p>
      <text:p text:style-name="P12">Assistente administrativo (Programador) na Apoio Informática – Março/2019 (Atual)</text:p>
      <text:p text:style-name="Standard"><text:s/>- Desenvolvimento e licenciamento de programas de computador na linguagem Delphi (Object Pascal) <text:s/></text:p>
      <text:p text:style-name="Standard"><text:s/></text:p>
      <text:p text:style-name="P13">Outras atividades</text:p>
      <text:p text:style-name="Standard"><text:s/></text:p>
      <text:p text:style-name="Standard">Participação na Campus Party nos anos de 2016, 2017 e 2018</text:p>
      <text:p text:style-name="Standard"><text:s/>Participação de<text:s/>palestras e workshops de conteúdo nas áreas de Ciência, Inovação, Tecnologia, Empreendedorismo, Games e criatividade.</text:p>
      <text:p text:style-name="Standard"><text:s/></text:p>
      <text:p text:style-name="P14">Habilidades</text:p>
      <text:p text:style-name="Standard"><text:s/>Banco de dados Firebird, Oracle, Banco de dados Sql server, Sql server management stúdio, manutenção de computadores.</text:p>
      <text:p text:style-name="Standard"><text:s/></text:p>
      <text:p text:style-name="P15">Idiomas</text:p>
      <text:p text:style-name="Standard"><text:s/>Alemão avançado (conversação, leitura e escrita - aluno da Escola Básica Municipal “Olavo Bilac” entre os anos 1996 e 2000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enilson Zilse</meta:initial-creator>
    <dc:creator>Conta da Microsoft</dc:creator>
    <meta:creation-date>2019-10-15T19:33:00Z</meta:creation-date>
    <dc:date>2020-10-29T23:29:00Z</dc:date>
    <meta:print-date>2020-10-29T23:27:00Z</meta:print-date>
    <meta:template xlink:href="Normal" xlink:type="simple"/>
    <meta:editing-cycles>6</meta:editing-cycles>
    <meta:editing-duration>PT840S</meta:editing-duration>
    <meta:document-statistic meta:page-count="1" meta:paragraph-count="3" meta:word-count="287" meta:character-count="1838" meta:row-count="12" meta:non-whitespace-character-count="1554"/>
  </office:meta>
</office:document-meta>
</file>